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73cm" fo:min-width="4.168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64cm" fo:min-width="3.908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3.05cm" fo:min-width="6.4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2.144cm" fo:min-width="4.286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2.438cm" fo:min-width="4.87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margin-left="0cm" fo:margin-right="7.3cm" fo:text-align="center" fo:text-indent="0cm"/>
    </style:style>
    <style:style style:name="P4" style:family="paragraph">
      <loext:graphic-properties draw:fill-color="#dddddd"/>
      <style:paragraph-properties fo:margin-left="0cm" fo:margin-right="7.3cm" fo:text-align="center" fo:text-indent="0cm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6.6cm" svg:height="2.8cm" svg:x="6cm" svg:y="1.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xml:id="id2" draw:id="id2" draw:layer="layout" svg:width="7cm" svg:height="3cm" svg:x="5.8cm" svg:y="6.7cm">
          <text:p text:style-name="P3"><text:s text:c="39"/>Podaj a i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svg:x1="9.3cm" svg:y1="4.5cm" svg:x2="9.3cm" svg:y2="6.7cm" draw:start-shape="id1" draw:start-glue-point="8" draw:end-shape="id2" draw:end-glue-point="5" svg:d="M9300 4500v2200" svg:viewBox="0 0 1 2201">
          <text:p/>
        </draw:connector>
        <draw:custom-shape draw:style-name="gr4" draw:text-style-name="P4" xml:id="id3" draw:id="id3" draw:layer="layout" svg:width="6.9cm" svg:height="3.3cm" svg:x="5.9cm" svg:y="12.7cm">
          <text:p text:style-name="P3"><text:s text:c="39"/>A + B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.3cm" svg:y1="9.7cm" svg:x2="9.35cm" svg:y2="12.7cm" draw:start-shape="id2" draw:start-glue-point="8" draw:end-shape="id3" draw:end-glue-point="0" svg:d="M9300 9700v1501h50v1499" svg:viewBox="0 0 51 3001">
          <text:p/>
        </draw:connector>
        <draw:custom-shape draw:style-name="gr5" draw:text-style-name="P4" xml:id="id4" draw:id="id4" draw:layer="layout" svg:width="7.6cm" svg:height="3.8cm" svg:x="5.6cm" svg:y="18.5cm">
          <text:p text:style-name="P3"><text:s text:c="38"/>Wprowadź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svg:x1="9.4cm" svg:y1="18.5cm" svg:x2="9.35cm" svg:y2="16cm" draw:start-shape="id4" draw:start-glue-point="5" draw:end-shape="id3" svg:d="M9400 18500v-1250h-50v-1250" svg:viewBox="0 0 51 2501">
          <text:p/>
        </draw:connector>
        <draw:custom-shape draw:style-name="gr6" draw:text-style-name="P4" xml:id="id5" draw:id="id5" draw:layer="layout" svg:width="7.6cm" svg:height="3.8cm" svg:x="5.5cm" svg:y="23.9cm">
          <text:p text:style-name="P3"><text:s text:c="35"/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8.45cm" svg:y1="22.3cm" svg:x2="9.3cm" svg:y2="23.9cm" draw:start-shape="id4" draw:start-glue-point="7" draw:end-shape="id5" draw:end-glue-point="4" svg:d="M8450 22300v801h850v799" svg:viewBox="0 0 85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26:31.293297757</meta:creation-date>
    <dc:date>2019-09-12T11:36:23.778556824</dc:date>
    <meta:editing-duration>PT9M52S</meta:editing-duration>
    <meta:editing-cycles>1</meta:editing-cycles>
    <meta:document-statistic meta:object-count="9"/>
    <meta:generator>LibreOffice/6.0.7.3$Linux_X86_64 LibreOffice_project/00m0$Build-3</meta:generator>
  </office:meta>
</office:document-meta>
</file>